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paragraph-rsid="001216f3"/>
    </style:style>
    <style:style style:name="P2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22222" style:font-name="DejaVu Sans" fo:font-size="9pt" fo:letter-spacing="normal" fo:language="en" fo:country="US" fo:font-style="normal" fo:font-weight="normal"/>
    </style:style>
    <style:style style:name="P3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22222" style:font-name="DejaVu Sans" fo:font-size="9pt" fo:letter-spacing="normal" fo:language="en" fo:country="US" fo:font-style="normal" fo:font-weight="normal" officeooo:paragraph-rsid="001216f3"/>
    </style:style>
    <style:style style:name="P4" style:family="paragraph" style:parent-style-name="Standard">
      <style:paragraph-properties fo:margin-left="0cm" fo:margin-right="0cm" fo:widows="1" fo:text-indent="0cm" style:auto-text-indent="false">
        <style:tab-stops>
          <style:tab-stop style:position="3.002cm"/>
        </style:tab-stops>
      </style:paragraph-properties>
      <style:text-properties fo:font-variant="normal" fo:text-transform="none" fo:color="#222222" style:font-name="DejaVu Sans" fo:font-size="9pt" fo:letter-spacing="normal" fo:language="en" fo:country="US" fo:font-style="normal" fo:font-weight="normal" officeooo:rsid="0019bcc6" officeooo:paragraph-rsid="0019bcc6"/>
    </style:style>
    <style:style style:name="P5" style:family="paragraph" style:parent-style-name="Standard">
      <style:paragraph-properties fo:margin-left="0cm" fo:margin-right="0cm" fo:widows="1" fo:text-indent="0cm" style:auto-text-indent="false">
        <style:tab-stops>
          <style:tab-stop style:position="3.002cm"/>
        </style:tab-stops>
      </style:paragraph-properties>
      <style:text-properties fo:font-variant="normal" fo:text-transform="none" fo:color="#222222" style:font-name="DejaVu Sans" fo:font-size="9pt" fo:letter-spacing="normal" fo:language="en" fo:country="US" fo:font-style="normal" fo:font-weight="normal" officeooo:rsid="0019bcc6" officeooo:paragraph-rsid="001cec07"/>
    </style:style>
    <style:style style:name="P6" style:family="paragraph" style:parent-style-name="Standard">
      <style:paragraph-properties fo:margin-left="0cm" fo:margin-right="0cm" fo:widows="1" fo:text-indent="0cm" style:auto-text-indent="false"/>
      <style:text-properties style:font-name="DejaVu Sans" fo:language="en" fo:country="US" officeooo:paragraph-rsid="0015323e"/>
    </style:style>
    <style:style style:name="P7" style:family="paragraph" style:parent-style-name="Standard" style:list-style-name="L1">
      <style:paragraph-properties fo:widows="1"/>
      <style:text-properties officeooo:paragraph-rsid="0015f559"/>
    </style:style>
    <style:style style:name="P8" style:family="paragraph" style:parent-style-name="Standard" style:list-style-name="L2">
      <style:paragraph-properties fo:widows="1"/>
      <style:text-properties officeooo:paragraph-rsid="0015323e"/>
    </style:style>
    <style:style style:name="P9" style:family="paragraph" style:parent-style-name="Standard" style:list-style-name="L4">
      <style:paragraph-properties fo:widows="1"/>
      <style:text-properties officeooo:paragraph-rsid="001b4cfb"/>
    </style:style>
    <style:style style:name="P10" style:family="paragraph" style:parent-style-name="Standard" style:list-style-name="L3">
      <style:paragraph-properties fo:widows="1"/>
      <style:text-properties style:font-name="DejaVu Sans" fo:language="en" fo:country="US" officeooo:paragraph-rsid="00187fc2"/>
    </style:style>
    <style:style style:name="P11" style:family="paragraph" style:parent-style-name="Standard" style:list-style-name="L4">
      <style:paragraph-properties fo:widows="1"/>
      <style:text-properties style:font-name="DejaVu Sans" fo:language="en" fo:country="US" officeooo:paragraph-rsid="001b4cfb"/>
    </style:style>
    <style:style style:name="P12" style:family="paragraph" style:parent-style-name="Standard" style:list-style-name="L3">
      <style:paragraph-properties fo:widows="1"/>
      <style:text-properties style:font-name="DejaVu Sans" fo:language="en" fo:country="US" officeooo:rsid="00187fc2" officeooo:paragraph-rsid="00187fc2"/>
    </style:style>
    <style:style style:name="P13" style:family="paragraph" style:parent-style-name="Standard" style:list-style-name="L3">
      <style:paragraph-properties fo:widows="1"/>
      <style:text-properties style:font-name="DejaVu Sans" fo:language="en" fo:country="US" officeooo:rsid="0019bcc6" officeooo:paragraph-rsid="001cec07"/>
    </style:style>
    <style:style style:name="P14" style:family="paragraph" style:parent-style-name="Standard" style:list-style-name="L3">
      <style:paragraph-properties fo:widows="1"/>
      <style:text-properties fo:font-variant="normal" fo:text-transform="none" fo:color="#222222" style:font-name="DejaVu Sans" fo:font-size="9pt" fo:letter-spacing="normal" fo:language="en" fo:country="US" fo:font-style="normal" fo:font-weight="normal" officeooo:rsid="00187fc2" officeooo:paragraph-rsid="00187fc2"/>
    </style:style>
    <style:style style:name="P15" style:family="paragraph" style:parent-style-name="Standard" style:list-style-name="L3">
      <style:paragraph-properties fo:widows="1"/>
      <style:text-properties fo:font-variant="normal" fo:text-transform="none" fo:color="#222222" style:font-name="DejaVu Sans" fo:font-size="9pt" fo:letter-spacing="normal" fo:language="en" fo:country="US" fo:font-style="normal" fo:font-weight="normal" officeooo:rsid="0019bcc6" officeooo:paragraph-rsid="0019bcc6"/>
    </style:style>
    <style:style style:name="P16" style:family="paragraph" style:parent-style-name="Standard" style:list-style-name="L4">
      <style:paragraph-properties fo:widows="1"/>
      <style:text-properties fo:font-variant="normal" fo:text-transform="none" fo:color="#222222" style:font-name="DejaVu Sans" fo:font-size="9pt" fo:letter-spacing="normal" fo:language="en" fo:country="US" fo:font-style="normal" fo:font-weight="normal" officeooo:rsid="001b4cfb" officeooo:paragraph-rsid="001b4cfb"/>
    </style:style>
    <style:style style:name="P17" style:family="paragraph" style:parent-style-name="Heading_20_1">
      <style:text-properties fo:language="en" fo:country="US"/>
    </style:style>
    <style:style style:name="T1" style:family="text">
      <style:text-properties fo:font-variant="normal" fo:text-transform="none" fo:color="#222222" fo:font-size="9pt" fo:letter-spacing="normal" fo:font-style="normal" fo:font-weight="normal"/>
    </style:style>
    <style:style style:name="T2" style:family="text">
      <style:text-properties fo:font-variant="normal" fo:text-transform="none" fo:color="#222222" fo:font-size="9pt" fo:letter-spacing="normal" fo:font-style="normal" fo:font-weight="normal" officeooo:rsid="00120011"/>
    </style:style>
    <style:style style:name="T3" style:family="text">
      <style:text-properties fo:font-variant="normal" fo:text-transform="none" fo:color="#222222" fo:font-size="9pt" fo:letter-spacing="normal" fo:font-style="normal" fo:font-weight="normal" officeooo:rsid="0015323e"/>
    </style:style>
    <style:style style:name="T4" style:family="text">
      <style:text-properties fo:font-variant="normal" fo:text-transform="none" fo:color="#222222" fo:font-size="9pt" fo:letter-spacing="normal" fo:font-style="normal" fo:font-weight="normal" officeooo:rsid="001216f3"/>
    </style:style>
    <style:style style:name="T5" style:family="text">
      <style:text-properties fo:font-variant="normal" fo:text-transform="none" fo:color="#222222" fo:font-size="9pt" fo:letter-spacing="normal" fo:font-style="normal" fo:font-weight="normal" officeooo:rsid="00187fc2"/>
    </style:style>
    <style:style style:name="T6" style:family="text">
      <style:text-properties fo:font-variant="normal" fo:text-transform="none" fo:color="#222222" fo:font-size="9pt" fo:letter-spacing="normal" fo:font-style="normal" fo:font-weight="normal" officeooo:rsid="0019bcc6"/>
    </style:style>
    <style:style style:name="T7" style:family="text">
      <style:text-properties fo:font-variant="normal" fo:text-transform="none" fo:color="#222222" fo:font-size="9pt" fo:letter-spacing="normal" fo:font-style="normal" fo:font-weight="normal" officeooo:rsid="001b420a"/>
    </style:style>
    <style:style style:name="T8" style:family="text">
      <style:text-properties fo:font-variant="normal" fo:text-transform="none" fo:color="#222222" fo:font-size="9pt" fo:letter-spacing="normal" fo:font-style="normal" fo:font-weight="normal" officeooo:rsid="001b4cfb"/>
    </style:style>
    <style:style style:name="T9" style:family="text">
      <style:text-properties fo:font-variant="normal" fo:text-transform="none" fo:color="#222222" fo:font-size="9pt" fo:letter-spacing="normal" fo:font-style="normal" fo:font-weight="normal" officeooo:rsid="001cec07"/>
    </style:style>
    <style:style style:name="T10" style:family="text">
      <style:text-properties fo:font-variant="normal" fo:text-transform="none" fo:color="#222222" fo:font-size="9pt" fo:letter-spacing="normal" fo:language="en" fo:country="US" fo:font-style="normal" fo:font-weight="normal"/>
    </style:style>
    <style:style style:name="T11" style:family="text">
      <style:text-properties fo:font-variant="normal" fo:text-transform="none" fo:color="#222222" fo:font-size="9pt" fo:letter-spacing="normal" fo:language="en" fo:country="US" fo:font-style="normal" fo:font-weight="normal" officeooo:rsid="00187fc2"/>
    </style:style>
    <style:style style:name="T12" style:family="text">
      <style:text-properties fo:font-variant="normal" fo:text-transform="none" fo:color="#222222" fo:font-size="9pt" fo:letter-spacing="normal" fo:language="en" fo:country="US" fo:font-style="normal" fo:font-weight="normal" officeooo:rsid="0019bcc6"/>
    </style:style>
    <style:style style:name="T13" style:family="text">
      <style:text-properties fo:font-variant="normal" fo:text-transform="none" fo:color="#222222" fo:font-size="9pt" fo:letter-spacing="normal" fo:language="en" fo:country="US" fo:font-style="normal" fo:font-weight="normal" officeooo:rsid="001b420a"/>
    </style:style>
    <style:style style:name="T14" style:family="text">
      <style:text-properties fo:font-variant="normal" fo:text-transform="none" fo:color="#222222" fo:font-size="9pt" fo:letter-spacing="normal" fo:language="en" fo:country="US" fo:font-style="normal" fo:font-weight="normal" officeooo:rsid="001b4cfb"/>
    </style:style>
    <style:style style:name="T15" style:family="text">
      <style:text-properties fo:font-variant="normal" fo:text-transform="none" fo:color="#222222" fo:font-size="9pt" fo:letter-spacing="normal" fo:language="en" fo:country="US" fo:font-style="normal" fo:font-weight="normal" officeooo:rsid="001cec07"/>
    </style:style>
    <style:style style:name="T16" style:family="text">
      <style:text-properties fo:font-variant="normal" fo:text-transform="none" fo:color="#222222" style:font-name="DejaVu Sans" fo:font-size="9pt" fo:letter-spacing="normal" fo:language="en" fo:country="US" fo:font-style="normal" fo:font-weight="normal"/>
    </style:style>
    <style:style style:name="T17" style:family="text">
      <style:text-properties fo:font-variant="normal" fo:text-transform="none" fo:color="#222222" style:font-name="DejaVu Sans" fo:font-size="9pt" fo:letter-spacing="normal" fo:language="en" fo:country="US" fo:font-style="normal" fo:font-weight="normal" officeooo:rsid="001216f3"/>
    </style:style>
    <style:style style:name="T18" style:family="text">
      <style:text-properties fo:font-variant="normal" fo:text-transform="none" fo:color="#222222" style:font-name="DejaVu Sans" fo:font-size="9pt" fo:letter-spacing="normal" fo:language="en" fo:country="US" fo:font-style="normal" fo:font-weight="normal" officeooo:rsid="0015323e"/>
    </style:style>
    <style:style style:name="T19" style:family="text">
      <style:text-properties fo:font-variant="normal" fo:text-transform="none" fo:color="#222222" style:font-name="DejaVu Sans" fo:font-size="9pt" fo:letter-spacing="normal" fo:language="en" fo:country="US" fo:font-style="normal" fo:font-weight="normal" fo:background-color="#ffff00" loext:char-shading-value="0"/>
    </style:style>
    <style:style style:name="T20" style:family="text">
      <style:text-properties fo:font-variant="normal" fo:text-transform="none" fo:color="#222222" style:font-name="DejaVu Sans" fo:font-size="9pt" fo:letter-spacing="normal" fo:language="en" fo:country="US" fo:font-style="normal" fo:font-weight="normal" officeooo:rsid="001216f3" fo:background-color="#ffff00" loext:char-shading-value="0"/>
    </style:style>
    <style:style style:name="T21" style:family="text">
      <style:text-properties fo:font-variant="normal" fo:text-transform="none" fo:color="#222222" style:font-name="DejaVu Sans" fo:font-size="9pt" fo:letter-spacing="normal" fo:language="en" fo:country="US" fo:font-style="normal" fo:font-weight="normal" officeooo:rsid="00135776"/>
    </style:style>
    <style:style style:name="T22" style:family="text">
      <style:text-properties fo:font-variant="normal" fo:text-transform="none" fo:color="#222222" style:font-name="DejaVu Sans" fo:font-size="9pt" fo:letter-spacing="normal" fo:language="en" fo:country="US" fo:font-style="normal" fo:font-weight="normal" officeooo:rsid="0015f559"/>
    </style:style>
    <style:style style:name="T23" style:family="text">
      <style:text-properties fo:font-variant="normal" fo:text-transform="none" fo:color="#222222" style:font-name="DejaVu Sans" fo:font-size="9pt" fo:letter-spacing="normal" fo:language="en" fo:country="US" fo:font-style="normal" fo:font-weight="normal" officeooo:rsid="0017955f"/>
    </style:style>
    <style:style style:name="T24" style:family="text">
      <style:text-properties fo:font-variant="normal" fo:text-transform="none" fo:color="#222222" style:font-name="DejaVu Sans" fo:font-size="9pt" fo:letter-spacing="normal" fo:language="en" fo:country="US" fo:font-style="normal" fo:font-weight="normal" officeooo:rsid="001cec07"/>
    </style:style>
    <style:style style:name="T25" style:family="text">
      <style:text-properties fo:font-variant="normal" fo:text-transform="none" fo:color="#222222" style:font-name="DejaVu Sans" fo:font-size="9pt" fo:letter-spacing="normal" fo:font-style="normal" fo:font-weight="normal"/>
    </style:style>
    <style:style style:name="T26" style:family="text">
      <style:text-properties fo:font-variant="normal" fo:text-transform="none" fo:color="#222222" style:font-name="DejaVu Sans" fo:font-size="9pt" fo:letter-spacing="normal" fo:font-style="normal" fo:font-weight="normal" officeooo:rsid="001216f3"/>
    </style:style>
    <style:style style:name="T27" style:family="text">
      <style:text-properties fo:font-variant="normal" fo:text-transform="none" fo:color="#222222" style:font-name="DejaVu Sans" fo:font-size="9pt" fo:letter-spacing="normal" fo:font-style="normal" fo:font-weight="normal" officeooo:rsid="0015323e"/>
    </style:style>
    <style:style style:name="T28" style:family="text">
      <style:text-properties fo:font-variant="normal" fo:text-transform="none" fo:color="#222222" style:font-name="DejaVu Sans" fo:font-size="9pt" fo:letter-spacing="normal" fo:font-style="normal" fo:font-weight="normal" fo:background-color="#ffff00" loext:char-shading-value="0"/>
    </style:style>
    <style:style style:name="T29" style:family="text">
      <style:text-properties fo:font-variant="normal" fo:text-transform="none" fo:color="#222222" style:font-name="DejaVu Sans" fo:font-size="9pt" fo:letter-spacing="normal" fo:font-style="normal" fo:font-weight="normal" officeooo:rsid="001216f3" fo:background-color="#ffff00" loext:char-shading-value="0"/>
    </style:style>
    <style:style style:name="T30" style:family="text">
      <style:text-properties fo:font-variant="normal" fo:text-transform="none" fo:color="#222222" style:font-name="DejaVu Sans" fo:font-size="9pt" fo:letter-spacing="normal" fo:font-style="normal" fo:font-weight="normal" officeooo:rsid="00135776"/>
    </style:style>
    <style:style style:name="T31" style:family="text">
      <style:text-properties fo:font-variant="normal" fo:text-transform="none" fo:color="#222222" style:font-name="DejaVu Sans" fo:font-size="9pt" fo:letter-spacing="normal" fo:font-style="normal" fo:font-weight="normal" officeooo:rsid="0015f559"/>
    </style:style>
    <style:style style:name="T32" style:family="text">
      <style:text-properties fo:font-variant="normal" fo:text-transform="none" fo:color="#222222" style:font-name="DejaVu Sans" fo:font-size="9pt" fo:letter-spacing="normal" fo:font-style="normal" fo:font-weight="normal" officeooo:rsid="0017955f"/>
    </style:style>
    <style:style style:name="T33" style:family="text">
      <style:text-properties fo:font-variant="normal" fo:text-transform="none" fo:color="#222222" style:font-name="DejaVu Sans" fo:font-size="9pt" fo:letter-spacing="normal" fo:font-style="normal" fo:font-weight="normal" officeooo:rsid="001cec07"/>
    </style:style>
    <style:style style:name="T34" style:family="text">
      <style:text-properties fo:font-variant="normal" fo:text-transform="none" fo:color="#000080" style:font-name="arial" fo:font-size="9pt" fo:letter-spacing="normal" fo:language="zxx" fo:country="none" fo:font-style="normal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T35" style:family="text">
      <style:text-properties fo:font-variant="normal" fo:text-transform="none" fo:color="#000080" style:font-name="arial" fo:font-size="9pt" fo:letter-spacing="normal" fo:language="zxx" fo:country="none" fo:font-style="normal" style:text-underline-style="solid" style:text-underline-width="auto" style:text-underline-color="font-color" fo:font-weight="normal" officeooo:rsid="001d4b60" style:language-asian="zxx" style:country-asian="none" style:language-complex="zxx" style:country-complex="none"/>
    </style:style>
    <style:style style:name="T36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T37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officeooo:rsid="001d4b60" style:language-asian="zxx" style:country-asian="none" style:language-complex="zxx" style:country-complex="none"/>
    </style:style>
    <style:style style:name="T38" style:family="text">
      <style:text-properties fo:font-variant="normal" fo:text-transform="none" fo:color="#000080" style:font-name="arial" fo:font-size="9pt" fo:letter-spacing="normal" fo:language="en" fo:country="US" fo:font-style="normal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T39" style:family="text">
      <style:text-properties fo:font-variant="normal" fo:text-transform="none" fo:color="#000080" style:font-name="arial" fo:font-size="9pt" fo:letter-spacing="normal" fo:language="en" fo:country="US" fo:font-style="normal" style:text-underline-style="solid" style:text-underline-width="auto" style:text-underline-color="font-color" fo:font-weight="normal" officeooo:rsid="001d4b60" style:language-asian="zxx" style:country-asian="none" style:language-complex="zxx" style:country-complex="none"/>
    </style:style>
    <style:style style:name="T40" style:family="text">
      <style:text-properties officeooo:rsid="0017955f"/>
    </style:style>
    <style:style style:name="T41" style:family="text">
      <style:text-properties officeooo:rsid="00179a25"/>
    </style:style>
    <style:style style:name="T42" style:family="text">
      <style:text-properties officeooo:rsid="0019bcc6"/>
    </style:style>
    <style:style style:name="T43" style:family="text">
      <style:text-properties officeooo:rsid="001b4cfb"/>
    </style:style>
    <style:style style:name="T44" style:family="text">
      <style:text-properties officeooo:rsid="001cec07"/>
    </style:style>
    <style:style style:name="T45" style:family="text">
      <style:text-properties style:font-name="DejaVu Sans"/>
    </style:style>
    <style:style style:name="T46" style:family="text">
      <style:text-properties style:font-name="DejaVu Sans" fo:language="en" fo:country="US"/>
    </style:style>
    <style:style style:name="T47" style:family="text">
      <style:text-properties style:font-name="DejaVu Sans" fo:language="en" fo:country="US" officeooo:rsid="00103705"/>
    </style:style>
    <style:style style:name="T48" style:family="text">
      <style:text-properties style:font-name="DejaVu Sans" fo:language="en" fo:country="US" officeooo:rsid="0015f559"/>
    </style:style>
    <style:style style:name="T49" style:family="text">
      <style:text-properties style:font-name="DejaVu Sans" fo:language="en" fo:country="US" officeooo:rsid="0015f559" fo:background-color="transparent" loext:char-shading-value="0" loext:padding="0cm" loext:border="none"/>
    </style:style>
    <style:style style:name="T50" style:family="text">
      <style:text-properties style:font-name="DejaVu Sans" officeooo:rsid="00103705"/>
    </style:style>
    <style:style style:name="T51" style:family="text">
      <style:text-properties style:font-name="DejaVu Sans" officeooo:rsid="0015f559"/>
    </style:style>
    <style:style style:name="T52" style:family="text">
      <style:text-properties style:font-name="DejaVu Sans" officeooo:rsid="0015f559" fo:background-color="transparent" loext:char-shading-value="0" loext:padding="0cm" loext:border="none"/>
    </style:style>
    <style:style style:name="T53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54" style:family="text">
      <style:text-properties fo:color="#000080" fo:language="zxx" fo:country="none" style:text-underline-style="solid" style:text-underline-width="auto" style:text-underline-color="font-color" officeooo:rsid="00103705" style:language-asian="zxx" style:country-asian="none" style:language-complex="zxx" style:country-complex="none"/>
    </style:style>
    <style:style style:name="T55" style:family="text">
      <style:text-properties fo:color="#000080" fo:language="zxx" fo:country="none" style:text-underline-style="solid" style:text-underline-width="auto" style:text-underline-color="font-color" officeooo:rsid="00120011" style:language-asian="zxx" style:country-asian="none" style:language-complex="zxx" style:country-complex="none"/>
    </style:style>
    <style:style style:name="T56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57" style:family="text">
      <style:text-properties fo:color="#000080" style:text-underline-style="solid" style:text-underline-width="auto" style:text-underline-color="font-color" officeooo:rsid="00103705" style:language-asian="zxx" style:country-asian="none" style:language-complex="zxx" style:country-complex="none"/>
    </style:style>
    <style:style style:name="T58" style:family="text">
      <style:text-properties fo:color="#000080" style:text-underline-style="solid" style:text-underline-width="auto" style:text-underline-color="font-color" officeooo:rsid="00120011" style:language-asian="zxx" style:country-asian="none" style:language-complex="zxx" style:country-complex="none"/>
    </style:style>
    <style:style style:name="T59" style:family="text">
      <style:text-properties fo:color="#000080"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60" style:family="text">
      <style:text-properties fo:color="#000080" fo:language="en" fo:country="US" style:text-underline-style="solid" style:text-underline-width="auto" style:text-underline-color="font-color" officeooo:rsid="00103705" style:language-asian="zxx" style:country-asian="none" style:language-complex="zxx" style:country-complex="none"/>
    </style:style>
    <style:style style:name="T61" style:family="text">
      <style:text-properties fo:color="#000080" fo:language="en" fo:country="US" style:text-underline-style="solid" style:text-underline-width="auto" style:text-underline-color="font-color" officeooo:rsid="00120011" style:language-asian="zxx" style:country-asian="none" style:language-complex="zxx" style:country-complex="none"/>
    </style:style>
    <style:style style:name="T62" style:family="text">
      <style:text-properties fo:language="en" fo:country="US"/>
    </style:style>
    <style:style style:name="T63" style:family="text">
      <style:text-properties officeooo:rsid="001fed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OTA/Wireless <text:span text:style-name="T44">P</text:span>rogramming for Funky V3</text:p>
      <text:p text:style-name="P3"/>
      <text:p text:style-name="P1"><text:span text:style-name="T46">I wanted to have </text:span><text:a xlink:type="simple" xlink:href="http://en.wikipedia.org/wiki/Over-the-air_programming" text:style-name="Internet_20_link" text:visited-style-name="Visited_20_Internet_20_Link"><text:span text:style-name="T62">FOTA</text:span></text:a><text:span text:style-name="T47">/</text:span><text:a xlink:type="simple" xlink:href="http://lowpowerlab.com/blog/category/moteino/wireless-programming/" text:style-name="Internet_20_link" text:visited-style-name="Visited_20_Internet_20_Link"><text:span text:style-name="T62">Wireless programming</text:span></text:a><text:span text:style-name="T46"> capability for my project. Unfortunately </text:span><text:a xlink:type="simple" xlink:href="https://github.com/LowPowerLab/RFM69" text:style-name="Internet_20_link" text:visited-style-name="Visited_20_Internet_20_Link"><text:span text:style-name="T60">RFM</text:span></text:a><text:a xlink:type="simple" xlink:href="https://github.com/LowPowerLab/RFM69" text:style-name="Internet_20_link" text:visited-style-name="Visited_20_Internet_20_Link"><text:span text:style-name="T59">69 </text:span></text:a><text:a xlink:type="simple" xlink:href="https://github.com/LowPowerLab/RFM69" text:style-name="Internet_20_link" text:visited-style-name="Visited_20_Internet_20_Link"><text:span text:style-name="T60">library</text:span></text:a><text:span text:style-name="T46"> does not fit 4kB </text:span><text:a xlink:type="simple" xlink:href="http://www.hackersworkbench.com/intro-to-bootloaders-for-avr" text:style-name="Internet_20_link" text:visited-style-name="Visited_20_Internet_20_Link"><text:span text:style-name="T62">bootloader</text:span></text:a><text:span text:style-name="T46"> area therefore I could not follow </text:span><text:a xlink:type="simple" xlink:href="http://www.engineersgarage.com/embedded/avr-microcontroller-projects/How-to-Use-SPM-for-Flash-to-Flash-Programming" text:style-name="Internet_20_link" text:visited-style-name="Visited_20_Internet_20_Link"><text:span text:style-name="T62">standard self-programming mechanism</text:span></text:a><text:span text:style-name="T46"> (store data comming from a serial stream to internal flash). I wanted to reuse </text:span><text:a xlink:type="simple" xlink:href="https://github.com/LowPowerLab/WirelessProgramming" text:style-name="Internet_20_link" text:visited-style-name="Visited_20_Internet_20_Link"><text:span text:style-name="T62">Felix's wireless programming library</text:span></text:a><text:span text:style-name="T46"> however </text:span><text:a xlink:type="simple" xlink:href="http://harizanov.com/wiki/wiki-home/funky-v3/" text:style-name="Internet_20_link" text:visited-style-name="Visited_20_Internet_20_Link"><text:span text:style-name="T61">F</text:span></text:a><text:a xlink:type="simple" xlink:href="http://harizanov.com/wiki/wiki-home/funky-v3/" text:style-name="Internet_20_link" text:visited-style-name="Visited_20_Internet_20_Link"><text:span text:style-name="T59">unky </text:span></text:a><text:a xlink:type="simple" xlink:href="http://harizanov.com/wiki/wiki-home/funky-v3/" text:style-name="Internet_20_link" text:visited-style-name="Visited_20_Internet_20_Link"><text:span text:style-name="T61">V3</text:span></text:a><text:span text:style-name="T46"> does not have external </text:span><text:a xlink:type="simple" xlink:href="http://www.instructables.com/id/How-to-Design-with-Discrete-SPI-Flash-Memory/" text:style-name="Internet_20_link" text:visited-style-name="Visited_20_Internet_20_Link"><text:span text:style-name="T62">spi flash</text:span></text:a><text:span text:style-name="T46">. Therefore I had to change layout of the internal 32kB flash. </text:span><text:span text:style-name="T48">I was influenced by video: </text:span><text:bookmark text:name="eow-title"/><text:a xlink:type="simple" xlink:href="https://www.youtube.com/watch?v=jbLy6kE-Szg" text:style-name="Internet_20_link" text:visited-style-name="Visited_20_Internet_20_Link"><text:span text:style-name="T62">Intermediate memory bootloaders</text:span></text:a><text:span text:style-name="T49">.</text:span></text:p>
      <text:p text:style-name="P6"><text:span text:style-name="T1">Standard layout for atmega32u4 with Caterina bootloader has two main sections. The </text:span><text:span text:style-name="T2">application</text:span><text:span text:style-name="T1"> </text:span><text:span text:style-name="T2">s</text:span><text:span text:style-name="T1">ection </text:span><text:span text:style-name="T2">(aps) </text:span><text:span text:style-name="T1">0x0000-0x6</text:span><text:span text:style-name="T3">FFF</text:span><text:span text:style-name="T1"> </text:span><text:span text:style-name="T4">(28KB) </text:span><text:span text:style-name="T1">and bootloader </text:span><text:span text:style-name="T2">s</text:span><text:span text:style-name="T1">ection </text:span><text:span text:style-name="T2">(bls) </text:span><text:span text:style-name="T1">0x7000-0x7</text:span><text:span text:style-name="T3">FFF</text:span><text:span text:style-name="T1"> </text:span><text:span text:style-name="T4">(4KB)</text:span><text:span text:style-name="T1">. </text:span></text:p>
      <text:p text:style-name="Standard"><text:span text:style-name="T16">I split ap</text:span><text:span text:style-name="T17">s</text:span><text:span text:style-name="T16"> into two equal areas. First is </text:span><text:span text:style-name="T17">an </text:span><text:span text:style-name="T16">app area 0x0000-0x37</text:span><text:span text:style-name="T18">FF</text:span><text:span text:style-name="T16"> </text:span><text:span text:style-name="T17">(14KB) and</text:span><text:span text:style-name="T16"> the rest 0x3800-0x7</text:span><text:span text:style-name="T18">FFF</text:span><text:span text:style-name="T16"> </text:span><text:span text:style-name="T17">(14KB) </text:span><text:span text:style-name="T16">is something like external spi flash area, let's call it temp area. The first disadvantage is clear </text:span><text:span text:style-name="T17">we have only 14KB </text:span><text:span text:style-name="T16">instead of 28</text:span><text:span text:style-name="T17">K</text:span><text:span text:style-name="T16">B for <text:s/>our </text:span><text:span text:style-name="T17">application code</text:span><text:span text:style-name="T16">. To be honest it is even worst. </text:span><text:span text:style-name="T19">12</text:span><text:span text:style-name="T20">K</text:span><text:span text:style-name="T19">B </text:span><text:span text:style-name="T17">o</text:span><text:span text:style-name="T16">ut of 14</text:span><text:span text:style-name="T17">K</text:span><text:span text:style-name="T16">B is occupied by RFM69 driver and wireless programing code. The bottom line is that we have around </text:span><text:span text:style-name="T19">1</text:span><text:span text:style-name="T20">K</text:span><text:span text:style-name="T19">B</text:span><text:span text:style-name="T16"> for our app. </text:span><text:span text:style-name="T17">It</text:span><text:span text:style-name="T16"> may seem to be ridiculous</text:span><text:span text:style-name="T17">ly small </text:span><text:span text:style-name="T16">but it is sufficient for my app that is supposed to count led flashes on my watt-meter and send them via </text:span><text:span text:style-name="T17">RFM</text:span><text:span text:style-name="T16">69 </text:span><text:span text:style-name="T17">to </text:span><text:a xlink:type="simple" xlink:href="https://wiki.openenergymonitor.org/index.php/RFM69Pi_V3" text:style-name="Internet_20_link" text:visited-style-name="Visited_20_Internet_20_Link"><text:span text:style-name="T38">RFM69PI V3</text:span></text:a><text:span text:style-name="T17"> gateway for further processing</text:span><text:span text:style-name="T16">. Later on I would like to measure other thin</text:span><text:span text:style-name="T17">g</text:span><text:span text:style-name="T16">s </text:span><text:span text:style-name="T17">such as temperature </text:span><text:span text:style-name="T21">voltage</text:span><text:span text:style-name="T17"> of </text:span><text:span text:style-name="T21">battery</text:span><text:span text:style-name="T17">, … </text:span><text:span text:style-name="T16">and I don't have easy access to </text:span><text:span text:style-name="T17">F</text:span><text:span text:style-name="T16">unky </text:span><text:span text:style-name="T17">node</text:span><text:span text:style-name="T16"> therefore </text:span><text:span text:style-name="T21">FOTA</text:span><text:span text:style-name="T16"> is needed.</text:span></text:p>
      <text:h text:style-name="P17" text:outline-level="1">Changes in <text:span text:style-name="T63">B</text:span>ootloader</text:h>
      <text:list xml:id="list8518819019546447912" text:style-name="L1">
        <text:list-item>
          <text:p text:style-name="P7"><text:span text:style-name="T22">I modified </text:span><text:a xlink:type="simple" xlink:href="https://github.com/mharizanov/new_Funky/tree/master/caterina-lilypadusb" text:style-name="Internet_20_link" text:visited-style-name="Visited_20_Internet_20_Link"><text:span text:style-name="T38">Caterina bootloader</text:span></text:a><text:span text:style-name="T22"> to expose function that wraps </text:span><text:a xlink:type="simple" xlink:href="http://www.atmel.com/webdoc/avrassembler/avrassembler.wb_SPM.html" text:style-name="Internet_20_link" text:visited-style-name="Visited_20_Internet_20_Link"><text:span text:style-name="T39">SPM</text:span></text:a><text:span text:style-name="T22"> instruction. I found inspiration in </text:span><text:a xlink:type="simple" xlink:href="http://hackaday.com/2015/07/03/arduinos-and-other-avrs-write-to-own-flash/" text:style-name="Internet_20_link" text:visited-style-name="Visited_20_Internet_20_Link"><text:span text:style-name="T39">arduinos (and other avrs) write to own flash</text:span></text:a><text:span text:style-name="T22">. </text:span><text:span text:style-name="T23">(Btw there is an interesting trick how to invoke SPM </text:span><text:a xlink:type="simple" xlink:href="http://oneweekwonder.blogspot.cz/2014/07/bootjacker-amazing-avr-bootloader-hack.html" text:style-name="Internet_20_link" text:visited-style-name="Visited_20_Internet_20_Link"><text:span text:style-name="T39">without wrapping function</text:span></text:a><text:span text:style-name="T23">, </text:span><text:a xlink:type="simple" xlink:href="https://gist.github.com/Snial/2d516b6305165bf81415" text:style-name="Internet_20_link" text:visited-style-name="Visited_20_Internet_20_Link"><text:span text:style-name="T39">src code</text:span></text:a><text:span text:style-name="T23">.)</text:span></text:p>
        </text:list-item>
      </text:list>
      <text:list xml:id="list6409569072125121414" text:style-name="L2">
        <text:list-item>
          <text:p text:style-name="P8"><text:span text:style-name="T23">I added function that updates the app area with code stored in temp area. </text:span><text:span text:style-name="T16">More or less </text:span><text:span text:style-name="T23">what</text:span><text:span text:style-name="T16"> </text:span><text:a xlink:type="simple" xlink:href="https://github.com/LowPowerLab/DualOptiboot" text:style-name="Internet_20_link" text:visited-style-name="Visited_20_Internet_20_Link"><text:span text:style-name="T35">D</text:span></text:a><text:a xlink:type="simple" xlink:href="https://github.com/LowPowerLab/DualOptiboot" text:style-name="Internet_20_link" text:visited-style-name="Visited_20_Internet_20_Link"><text:span text:style-name="T35">ual</text:span></text:a><text:a xlink:type="simple" xlink:href="https://github.com/LowPowerLab/DualOptiboot" text:style-name="Internet_20_link" text:visited-style-name="Visited_20_Internet_20_Link"><text:span text:style-name="T35">O</text:span></text:a><text:a xlink:type="simple" xlink:href="https://github.com/LowPowerLab/DualOptiboot" text:style-name="Internet_20_link" text:visited-style-name="Visited_20_Internet_20_Link"><text:span text:style-name="T35">ptiboot</text:span></text:a><text:span text:style-name="T16"> </text:span><text:span text:style-name="T23">does</text:span><text:span text:style-name="T16">.</text:span></text:p>
        </text:list-item>
      </text:list>
      <text:p text:style-name="P2"/>
      <text:p text:style-name="P2">The only remaining <text:span text:style-name="T40">piece</text:span> is the update of temp area with firmware coming over the air.</text:p>
      <text:h text:style-name="P17" text:outline-level="1">Changes in <text:span text:style-name="T43">W</text:span>ireless <text:span text:style-name="T43">P</text:span>rogramming <text:span text:style-name="T43">L</text:span>ibrary</text:h>
      <text:p text:style-name="P2">Modified wireless programming library writes firmware <text:span text:style-name="T40">coming from the air </text:span>into temp area instead of external <text:span text:style-name="T40">spi</text:span> flash. <text:span text:style-name="T41">I removed all debugging messages to shrink size of this library in favor of space for application code. </text:span></text:p>
      <text:h text:style-name="P17" text:outline-level="1">Layout of Flash <text:span text:style-name="T42">Memory</text:span></text:h>
      <text:p text:style-name="P4">0x0000 – 0x37FF<text:tab/>Application code <text:span text:style-name="T44">(app area) 14KB=14336B</text:span></text:p>
      <text:p text:style-name="P4">0x3800 – 0x3801<text:tab/>Length of data in temp area (if value &gt;14334 means temp area contains invalid data</text:p>
      <text:p text:style-name="P5">0x3802 – 0x6FFF<text:tab/>Temp area <text:span text:style-name="T44">14334B</text:span></text:p>
      <text:p text:style-name="P4">0x7000 – 0x7FFF<text:tab/>Bootloader area <text:span text:style-name="T44">4096B</text:span> <text:s/><text:span text:style-name="T44">(bls)</text:span></text:p>
      <text:h text:style-name="P17" text:outline-level="1"><text:span text:style-name="T43">C</text:span>omplete <text:span text:style-name="T43">F</text:span>low <text:span text:style-name="T43">of FOTA Process</text:span></text:h>
      <text:list xml:id="list5125536108476706612" text:style-name="L3">
        <text:list-item>
          <text:p text:style-name="P10"><text:span text:style-name="T5">Let’s power on Funky </text:span><text:span text:style-name="T6">(we assume that Temp area contains invalid data)</text:span></text:p>
        </text:list-item>
        <text:list-item>
          <text:p text:style-name="P14">Bootloader is active</text:p>
        </text:list-item>
        <text:list-item>
          <text:p text:style-name="P12"><text:span text:style-name="T1">Is there a new code in Temp area </text:span><text:span text:style-name="T6">(check value *0x3800)</text:span><text:span text:style-name="T1">? <text:line-break/>No </text:span><text:span text:style-name="T6">therefore</text:span><text:span text:style-name="T1"> Pass control to </text:span><text:span text:style-name="T7">application</text:span><text:span text:style-name="T1"> ie. jmp 0x0000</text:span></text:p>
        </text:list-item>
        <text:list-item>
          <text:p text:style-name="P14">Application is active and processing requests or sending data via RFM69</text:p>
        </text:list-item>
        <text:list-item>
          <text:p text:style-name="P14">Application checks if there is a request to update firmware. (if not go to 4)</text:p>
        </text:list-item>
        <text:list-item>
          <text:p text:style-name="P14">Write firmware to Temp area (using externalized wrapper function for SPM instruction) and reboot Funky via watchdog.</text:p>
        </text:list-item>
        <text:list-item>
          <text:p text:style-name="P14">Bootloader is active</text:p>
        </text:list-item>
        <text:list-item>
          <text:p text:style-name="P15">Are there valid data in Temp area (value at 0x3800 contains length of data and is &lt; 14334)</text:p>
        </text:list-item>
        <text:list-item>
          <text:p text:style-name="P13"><text:span text:style-name="T1">Copy content of Temp area to </text:span><text:span text:style-name="T7">a</text:span><text:span text:style-name="T1">pp area</text:span></text:p>
        </text:list-item>
        <text:list-item>
          <text:p text:style-name="P13"><text:span text:style-name="T5">Pass control to app</text:span><text:span text:style-name="T7">lication,</text:span><text:span text:style-name="T5"> ie. jmp 0x0000</text:span></text:p>
        </text:list-item>
      </text:list>
      <text:h text:style-name="P17" text:outline-level="1"><text:span text:style-name="T43">Potential I</text:span>mprovements</text:h>
      <text:list xml:id="list7331677560354274509" text:style-name="L4">
        <text:list-item>
          <text:p text:style-name="P11"><text:span text:style-name="T8">v</text:span><text:span text:style-name="T1">erification of checksum of firmware prior to update of app area.</text:span></text:p>
        </text:list-item>
        <text:list-item>
          <text:p text:style-name="P11"><text:soft-page-break/><text:span text:style-name="T8">m</text:span><text:span text:style-name="T1">ore space in the app area, </text:span><text:span text:style-name="T8">there are several techniques how to get there</text:span></text:p>
          <text:list>
            <text:list-item>
              <text:p text:style-name="P16">Shrink RFM69 library and Wireless programming library</text:p>
            </text:list-item>
            <text:list-item>
              <text:p text:style-name="P11"><text:span text:style-name="T1">Compression that would shrink temp area in favour of app area. ‎The app and temp area sizes have to be aligned to </text:span><text:span text:style-name="T8">SPM_PAGESIZE (128B)</text:span><text:span text:style-name="T1">.</text:span></text:p>
            </text:list-item>
            <text:list-item>
              <text:p text:style-name="P11"><text:span text:style-name="T8">S</text:span><text:span text:style-name="T1">queeze </text:span><text:span text:style-name="T8">RFM69 driver</text:span><text:span text:style-name="T1"> into 4</text:span><text:span text:style-name="T8">KB. This could </text:span><text:span text:style-name="T1">eliminate necessity of temp area </text:span><text:span text:style-name="T8">because bootloader </text:span><text:span text:style-name="T9">could</text:span><text:span text:style-name="T8"> flash data directly to app area. This seems to be best approach but the most complicated one.</text:span></text:p>
            </text:list-item>
          </text:list>
        </text:list-item>
        <text:list-item>
          <text:p text:style-name="P9"><text:span text:style-name="T24">i</text:span><text:span text:style-name="T16">ntroduce </text:span><text:a xlink:type="simple" xlink:href="http://lowpowerlab.com/blog/2016/01/21/wireless-programming-just-got-50-faster/" text:style-name="Internet_20_link" text:visited-style-name="Visited_20_Internet_20_Link"><text:span text:style-name="T39">faster mode</text:span></text:a><text:span text:style-name="T16"> that </text:span><text:span text:style-name="T24">increases transfer rate</text:span></text:p>
        </text:list-item>
        <text:list-item>
          <text:p text:style-name="P11"><text:span text:style-name="T9">a</text:span><text:span text:style-name="T1">llow </text:span><text:span text:style-name="T8">A</text:span><text:span text:style-name="T1">rduino </text:span><text:span text:style-name="T8">IDE</text:span><text:span text:style-name="T1"> to update firmware over </text:span><text:span text:style-name="T9">the </text:span><text:span text:style-name="T1">ai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widows="1" fo:text-indent="0cm" style:auto-text-indent="false"/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" fo:font-family="'DejaVu Sans'" style:font-family-generic="swiss" style:font-pitch="variable" fo:language="en" fo:country="U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DejaVu Sans" fo:font-family="'DejaVu Sans'" style:font-family-generic="swiss" style:font-pitch="variable" fo:font-size="9pt" fo:font-weight="normal" style:font-size-asian="7.84999990463257pt" style:font-weight-asian="normal" style:font-size-complex="9pt" style:font-weight-complex="normal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1:30:10.671193358</meta:creation-date>
    <dc:date>2016-02-27T17:24:02.599486545</dc:date>
    <meta:editing-duration>PT44M6S</meta:editing-duration>
    <meta:editing-cycles>10</meta:editing-cycles>
    <meta:generator>LibreOffice/5.1.0.3$Linux_x86 LibreOffice_project/10m0$Build-3</meta:generator>
    <meta:document-statistic meta:table-count="0" meta:image-count="0" meta:object-count="0" meta:page-count="2" meta:paragraph-count="34" meta:word-count="647" meta:character-count="3805" meta:non-whitespace-character-count="3203"/>
  </office:meta>
</office:document-meta>
</file>